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46fd40f0" officeooo:paragraph-rsid="48c2129c"/>
    </style:style>
    <style:style style:name="P3" style:family="paragraph" style:parent-style-name="Text_20_body">
      <style:text-properties officeooo:paragraph-rsid="4714de7c"/>
    </style:style>
    <style:style style:name="P4" style:family="paragraph" style:parent-style-name="Text_20_body">
      <style:text-properties officeooo:rsid="46fb793e" officeooo:paragraph-rsid="4714de7c"/>
    </style:style>
    <style:style style:name="P5" style:family="paragraph" style:parent-style-name="Contents_20_4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Example" style:list-style-name="L1"/>
    <style:style style:name="P9" style:family="paragraph" style:parent-style-name="Example" style:list-style-name="L2"/>
    <style:style style:name="P10" style:family="paragraph" style:parent-style-name="Heading_20_1">
      <style:text-properties officeooo:paragraph-rsid="4af57563"/>
    </style:style>
    <style:style style:name="P11" style:family="paragraph" style:parent-style-name="Heading_20_4">
      <style:text-properties officeooo:paragraph-rsid="48ca75ff"/>
    </style:style>
    <style:style style:name="P12" style:family="paragraph" style:parent-style-name="Heading_20_4">
      <style:text-properties officeooo:paragraph-rsid="4af667da"/>
    </style:style>
    <style:style style:name="P13" style:family="paragraph" style:parent-style-name="Text_20_body">
      <style:text-properties officeooo:paragraph-rsid="4af667d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501b542" style:font-style-asian="italic" style:font-style-complex="italic"/>
    </style:style>
    <style:style style:name="T3" style:family="text">
      <style:text-properties fo:font-style="italic" officeooo:rsid="46ffb340" style:font-style-asian="italic" style:font-style-complex="italic"/>
    </style:style>
    <style:style style:name="T4" style:family="text">
      <style:text-properties fo:font-style="italic" officeooo:rsid="46fd6bc4" style:font-style-asian="italic" style:font-style-complex="italic"/>
    </style:style>
    <style:style style:name="T5" style:family="text">
      <style:text-properties fo:font-style="italic" officeooo:rsid="13dfae71" style:font-style-asian="italic" style:font-style-complex="italic"/>
    </style:style>
    <style:style style:name="T6" style:family="text">
      <style:text-properties fo:font-style="italic" officeooo:rsid="4757030d" style:font-style-asian="italic" style:font-style-complex="italic"/>
    </style:style>
    <style:style style:name="T7" style:family="text">
      <style:text-properties fo:font-style="italic" officeooo:rsid="48bef0e3" style:font-style-asian="italic" style:font-style-complex="italic"/>
    </style:style>
    <style:style style:name="T8" style:family="text">
      <style:text-properties fo:font-style="italic" officeooo:rsid="481a8ddf" style:font-style-asian="italic" style:font-style-complex="italic"/>
    </style:style>
    <style:style style:name="T9" style:family="text">
      <style:text-properties fo:font-style="normal" officeooo:rsid="1501b542" style:font-style-asian="normal" style:font-style-complex="normal"/>
    </style:style>
    <style:style style:name="T10" style:family="text">
      <style:text-properties fo:font-style="normal" officeooo:rsid="474ce652" style:font-style-asian="normal" style:font-style-complex="normal"/>
    </style:style>
    <style:style style:name="T11" style:family="text">
      <style:text-properties fo:font-style="normal" officeooo:rsid="4886a65a" style:font-style-asian="normal" style:font-style-complex="normal"/>
    </style:style>
    <style:style style:name="T12" style:family="text">
      <style:text-properties fo:font-style="normal" officeooo:rsid="48bef0e3" style:font-style-asian="normal" style:font-style-complex="normal"/>
    </style:style>
    <style:style style:name="T13" style:family="text">
      <style:text-properties fo:color="#ff6400" fo:font-style="normal" officeooo:rsid="41943a51" style:font-style-asian="normal" style:font-style-complex="normal"/>
    </style:style>
    <style:style style:name="T14" style:family="text">
      <style:text-properties officeooo:rsid="419a37b8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19a37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7e059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81777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81a8d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9ce3a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9ce7e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9d430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a9ed7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9cde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70bedd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af2f5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b3618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b3a74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3dfae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b3917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68a01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fc61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2" style:family="text">
      <style:text-properties officeooo:rsid="46fd40f0"/>
    </style:style>
    <style:style style:name="T33" style:family="text">
      <style:text-properties officeooo:rsid="46fd6bc4"/>
    </style:style>
    <style:style style:name="T34" style:family="text">
      <style:text-properties officeooo:rsid="474ce652"/>
    </style:style>
    <style:style style:name="T35" style:family="text">
      <style:text-properties officeooo:rsid="13dfae71"/>
    </style:style>
    <style:style style:name="T36" style:family="text">
      <style:text-properties officeooo:rsid="4817771e"/>
    </style:style>
    <style:style style:name="T37" style:family="text">
      <style:text-properties officeooo:rsid="481a8ddf"/>
    </style:style>
    <style:style style:name="T38" style:family="text">
      <style:text-properties officeooo:rsid="4868a010"/>
    </style:style>
    <style:style style:name="T39" style:family="text">
      <style:text-properties officeooo:rsid="49cdec60"/>
    </style:style>
    <style:style style:name="T40" style:family="text">
      <style:text-properties officeooo:rsid="49ce7ece"/>
    </style:style>
    <style:style style:name="T41" style:family="text">
      <style:text-properties officeooo:rsid="470bedd5"/>
    </style:style>
    <style:style style:name="T42" style:family="text">
      <style:text-properties officeooo:rsid="4b36181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Table of Contents1">
        <text:table-of-content-source text:outline-level="4" text:index-scope="chapter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6"><text:a xlink:type="simple" xlink:href="#__RefHeading___Toc43016_298756679" text:style-name="Internet_20_link" text:visited-style-name="Internet_20_link">Zrušené schopnosti a kouzla (s odůvodněním)</text:a><text:tab/>1</text:p>
          <text:p text:style-name="P5"><text:a xlink:type="simple" xlink:href="#__RefHeading___Toc17797_4252866283" text:style-name="Internet_20_link" text:visited-style-name="Internet_20_link">Portál *</text:a><text:a xlink:type="simple" xlink:href="#__RefHeading___Toc17797_4252866283" text:style-name="Internet_20_link" text:visited-style-name="Internet_20_link">Š</text:a><text:a xlink:type="simple" xlink:href="#__RefHeading___Toc17797_4252866283" text:style-name="Internet_20_link" text:visited-style-name="Internet_20_link">ár</text:a><text:a xlink:type="simple" xlink:href="#__RefHeading___Toc17797_4252866283" text:style-name="Internet_20_link" text:visited-style-name="Internet_20_link">*</text:a><text:tab/>1</text:p>
        </text:index-body>
      </text:table-of-content>
      <text:h text:style-name="P10" text:outline-level="1">Zrušené schopnosti a kouzla (s odůvodněním)</text:h>
      <text:h text:style-name="P11" text:outline-level="4"><text:bookmark-start text:name="__RefHeading___Toc17797_4252866283"/>Portál<text:span text:style-name="T38"> *</text:span><text:span text:style-name="T30">Š</text:span><text:span text:style-name="T31">ár</text:span><text:span text:style-name="T38">*</text:span><text:bookmark-end text:name="__RefHeading___Toc17797_4252866283"/></text:h>
      <text:p text:style-name="P2"><text:span text:style-name="T7">Sesílání:</text:span><text:span text:style-name="T12"> 1 minuta, po přípravě 1 kolo</text:span><text:span text:style-name="T5"><text:line-break/></text:span><text:span text:style-name="T1">Trvání:</text:span> po dobu <text:span text:style-name="T1">soustředění</text:span></text:p>
      <text:p text:style-name="P3"><text:span text:style-name="T41">Abys mohl seslat </text:span><text:span text:style-name="T6">portál</text:span><text:span text:style-name="T41">, někdo nejdříve musí </text:span><text:span text:style-name="T24">o</text:span><text:span text:style-name="T25">patřit</text:span><text:span text:style-name="T41"> dva různé fyzické průchody (dveře, chodby) tebou určenými symboly, na obou místech stejnými. Jakmile v jednom z takto připravených průchodů vyslovíš zaklínací formuli, symboly na obou místech se rozzáří slabým namodralým svitem. Dokud se nepřestaneš </text:span><text:span text:style-name="T3">soustředi</text:span><text:span text:style-name="T4">t</text:span><text:span text:style-name="T33">, kdokoliv projde jedním portálem, zmizí a vyjde z toho druhého. </text:span><text:span text:style-name="T4">Portál</text:span><text:span text:style-name="T33"> přenáší jen živé tvory (se vším, co nesou) a transportuje je vždy najednou, nejde tedy „prostrčit“ třeba jen část ruky nebo nějaký předmět.</text:span></text:p>
      <text:p text:style-name="P4">/<text:span text:style-name="T32">* Udržování zajistí, že „improvizované“ portály nebudou všudypřítomné. */</text:span></text:p>
      <text:p text:style-name="Example_20_Header">Důvody pro zrušení:</text:p>
      <text:p text:style-name="Example">Trklo mě to včera při hře, když postavy potřebovaly rychle cestovat, aby zachránily trpaslického prince z obleženého města. S takhle napsaným portálem by si kouzelník začal budovat síť připravených průchodů a postupně by tím trivializoval cestování. Cestovalo by se vždy jen do míst, kde ještě postavy nebyly. Nebyl by taky problém si klidně uprostřed dungeonu prakticky instantně "odskočit do města" a zase se vrátit zpět. Někdo z hráčů taky nadhodil, že by to dost trivializovalo dobývání hradů - stačilo by, aby se dovnitř dostal jeden člověk, udělal někde značky pro portál a kouzelník by tam pak poslal celou armádu.</text:p>
      <text:list xml:id="list1295164201" text:style-name="L1">
        <text:list-item>
          <text:p text:style-name="P8"><text:soft-page-break/>Svět, kde by fungovalo takovéhle kouzlo (byť mistrovské), by samozřejmě mohl v pohodě fungovat a bylo by pořád zábavné v něm hrát (mně by to třeba zas až tak moc nevadilo). Někdo z hráčů ale správně podotknul, že když tohle kouzlo bude v pravidlech, tak s ním všechny světy všech hráčů budou muset počítat, což asi není dobře. Tohle by rozhodně mělo být opt-in, pokud vůbec, nikoliv opt-out.</text:p>
        </text:list-item>
      </text:list>
      <text:p text:style-name="Example">Zvažovali jsme i pár možností, jak portál oslabit.</text:p>
      <text:list xml:id="list4031630410" text:style-name="L2">
        <text:list-item>
          <text:p text:style-name="P9">Omezení dosahu by ničemu nepomohlo, kouzelník by prostě proskákal několika portály. Když by ta vzdálenost byla moc krátká, tak by zas to kouzlo bylo nepoužitelné.</text:p>
        </text:list-item>
        <text:list-item>
          <text:p text:style-name="P9">Omezení četnosti použití by taky ničemu nepomohla.</text:p>
        </text:list-item>
        <text:list-item>
          <text:p text:style-name="P9">Omezení na pouze jednu dvojici značek by trochu pomohlo (kouzelník by nemohl skákat úplně všude), ale dost by to kouzlo zkomplikovalo a hodně z těch nepříjemných důsledků pro svět by zůstalo, takže to asi nestojí za to.</text:p>
        </text:list-item>
      </text:list>
      <text:p text:style-name="Example">=&gt; Úplně portál vyřadit bude asi nejlepší řešení.</text:p>
      <text:p text:style-name="Example"><text:span text:style-name="T1">edit:</text:span> Ve světě Dračáku portály budou, ale budou to velké, kamenné artefakty z dávných dob.</text:p>
      <text:h text:style-name="P12" text:outline-level="4">Oheň <text:span text:style-name="T39">*Eš*</text:span></text:h>
      <text:p text:style-name="P13"><text:span text:style-name="T5">Dosah:</text:span><text:span text:style-name="T35"> krátký<text:line-break/></text:span><text:span text:style-name="T5">Rozsah:</text:span><text:span text:style-name="T35"> vš</text:span><text:span text:style-name="T28">u</text:span><text:span text:style-name="T29">de</text:span><text:span text:style-name="T35"> v </text:span><text:span text:style-name="T5">kontaktní vzdálenosti</text:span><text:span text:style-name="T35"> od určeného místa<text:line-break/></text:span><text:span text:style-name="T5">Trvání:</text:span><text:span text:style-name="T35"> několik minut<text:line-break/></text:span><text:span text:style-name="T2">Efekt:</text:span><text:span text:style-name="T9"> </text:span><text:span text:style-name="T11">každé kolo </text:span><text:span text:style-name="T10">zranění za</text:span><text:span text:style-name="T9"> </text:span><text:span text:style-name="T23">8</text:span><text:span text:style-name="T42">kz </text:span><text:span text:style-name="T13">ohněm</text:span><text:span text:style-name="T34"> (odečítá se Zbroj)</text:span></text:p>
      <text:p text:style-name="P13"><text:span text:style-name="T40">Na místě, kam ukážeš, vzplane oheň velký podle tvého přání, nejvíce ale jako vatra o průměru několika metrů. Musí vždy být na něčem pevném a m</text:span><text:span text:style-name="T19">ůže </text:span><text:span text:style-name="T20">hořet</text:span><text:span text:style-name="T19"> j</text:span><text:span text:style-name="T26">en tam, kde by hořel obyčejný oheň, nejde tedy vyčarovat na vodě nebo ve vzduchu.</text:span><text:span text:style-name="T19"><text:line-break/><text:tab/></text:span><text:span text:style-name="T16">S</text:span><text:span text:style-name="T17">álá z n</text:span><text:span text:style-name="T21">ěj</text:span><text:span text:style-name="T36"> silný žár. Počínaje příštím kolem při doteku každé kolo </text:span><text:soft-page-break/><text:span text:style-name="T36">způsobí zranění za </text:span><text:span text:style-name="T15">8</text:span><text:span text:style-name="T36">kz </text:span><text:span text:style-name="T13">ohněm</text:span><text:span text:style-name="T14"> (odečítá se zbroj). </text:span><text:span text:style-name="T15">D</text:span><text:span text:style-name="T18">okud kouzlo trvá, nejde uhasit</text:span><text:span text:style-name="T37">.<text:line-break/><text:tab/></text:span><text:span text:style-name="T8">Oheň</text:span><text:span text:style-name="T37"> není útočné kouzlo. Když na tebe v kole sesílání někdo útočí, </text:span><text:span text:style-name="T18">h</text:span><text:span text:style-name="T22">ázíš si proti němu</text:span><text:span text:style-name="T37"> </text:span><text:span text:style-name="T8">na obranu</text:span><text:span text:style-name="T37">.</text:span></text:p>
      <text:p text:style-name="P13">/<text:span text:style-name="T42">* Co když ho sešlu na loď? Radši to zruším, lodě by </text:span><text:span text:style-name="T26">p</text:span><text:span text:style-name="T27">roti tomu</text:span><text:span text:style-name="T42"> asi neměly šanci *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633b527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01T13:09:09.581000000</dc:date>
    <meta:print-date>2113-01-01T00:00:00</meta:print-date>
    <meta:editing-cycles>23281</meta:editing-cycles>
    <meta:editing-duration>P69DT3H8M49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4" meta:paragraph-count="22" meta:word-count="520" meta:character-count="3163" meta:non-whitespace-character-count="2667"/>
  </office:meta>
</office:document-meta>
</file>